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34.93mm"/>
    </style:style>
    <style:style style:name="co3" style:family="table-column">
      <style:table-column-properties fo:break-before="auto" style:column-width="99.22mm"/>
    </style:style>
    <style:style style:name="co4" style:family="table-column">
      <style:table-column-properties fo:break-before="auto" style:column-width="138.91mm"/>
    </style:style>
    <style:style style:name="co5" style:family="table-column">
      <style:table-column-properties fo:break-before="auto" style:column-width="162.9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aeaaaa"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/>
      <style:text-properties fo:color="#000000"/>
    </style:style>
    <style:style style:name="ce5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>
            <text:p>índice</text:p>
          </table:table-cell>
          <table:table-cell table:style-name="ce1" office:value-type="string" calcext:value-type="string">
            <text:p>Cabeça da regra</text:p>
          </table:table-cell>
          <table:table-cell table:style-name="ce1" office:value-type="string" calcext:value-type="string">
            <text:p>Corpo da regra</text:p>
          </table:table-cell>
          <table:table-cell table:style-name="ce1" office:value-type="string" calcext:value-type="string">
            <text:p>põe na pilha</text:p>
          </table:table-cell>
          <table:table-cell office:value-type="string" calcext:value-type="string">
            <text:p>//estados de tokens de 0 a 48: 0-25 letra - 26-35 numero - 36-45 especiais - 46 main - 47 if - 48 &lt;&gt; <text:s/>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&lt;programa&gt;</text:p>
          </table:table-cell>
          <table:table-cell table:style-name="ce2" office:value-type="string" calcext:value-type="string">
            <text:p>&lt;principal&gt;&lt;lista-de-funções&gt;</text:p>
          </table:table-cell>
          <table:table-cell table:style-name="ce2" office:value-type="string" calcext:value-type="string">
            <text:p>push(61); push(62);</text:p>
          </table:table-cell>
          <table:table-cell office:value-type="string" calcext:value-type="string">
            <text:p>char alfabeto[26]={'a','b','c','d','e','f','g','h','i','j','k','l','m','n','o','p','q','r','s','t','u','v','w','x','y','z'};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&lt;principal&gt; </text:p>
          </table:table-cell>
          <table:table-cell table:style-name="ce2" office:value-type="string" calcext:value-type="string">
            <text:p>main[&lt;params&gt;](&lt;corpo&gt;)</text:p>
          </table:table-cell>
          <table:table-cell table:style-name="ce4" office:value-type="string" calcext:value-type="string">
            <text:p>push(46); push(42); push(68); push(43); push(44);  push(71*); push(45);</text:p>
          </table:table-cell>
          <table:table-cell office:value-type="string" calcext:value-type="string">
            <text:p>char digito[10]={'0','1','2','3','4','5','6','7','8','9'};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&lt;lista-de-funções&gt;</text:p>
          </table:table-cell>
          <table:table-cell table:style-name="ce2" office:value-type="string" calcext:value-type="string">
            <text:p>&lt;função&gt;&lt;lista-de-funções’&gt;</text:p>
          </table:table-cell>
          <table:table-cell table:style-name="ce2" office:value-type="string" calcext:value-type="string">
            <text:p>push(65); push(63*); </text:p>
          </table:table-cell>
          <table:table-cell office:value-type="string" calcext:value-type="string">
            <text:p><text:s/>0- 26; 1 27; 2 28; 3 29; 4 30; 5 31; 6 32; 7 33; 8 34; 9 35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&lt;lista-de-funções’&gt;</text:p>
          </table:table-cell>
          <table:table-cell table:style-name="ce2" office:value-type="string" calcext:value-type="string">
            <text:p><text:s/>ε</text:p>
          </table:table-cell>
          <table:table-cell table:style-name="ce2" office:value-type="string" calcext:value-type="string">
            <text:p>push(ε??)</text:p>
          </table:table-cell>
          <table:table-cell table:number-columns-repeated="102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&lt;lista-de-funções’&gt; </text:p>
          </table:table-cell>
          <table:table-cell table:style-name="ce2" office:value-type="string" calcext:value-type="string">
            <text:p>&lt;lista-de-funções&gt;</text:p>
          </table:table-cell>
          <table:table-cell table:style-name="ce2" office:value-type="string" calcext:value-type="string">
            <text:p>push(62);</text:p>
          </table:table-cell>
          <table:table-cell office:value-type="string" calcext:value-type="string">
            <text:p>char caracter[10]={'+','-','=', '&lt;', '&gt;', ',', '[', ']', '(', ')'};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&lt;função&gt;</text:p>
          </table:table-cell>
          <table:table-cell table:style-name="ce2" office:value-type="string" calcext:value-type="string">
            <text:p>&lt;id&gt;[&lt;função’&gt;](&lt;corpo&gt;)</text:p>
          </table:table-cell>
          <table:table-cell table:style-name="ce2" office:value-type="string" calcext:value-type="string">
            <text:p>push(93); push(66 ou 67); push(44); <text:s/>push(71*); push(45);</text:p>
          </table:table-cell>
          <table:table-cell office:value-type="string" calcext:value-type="string">
            <text:p>36+; <text:s/>37-; <text:s/>38=; <text:s/>39&lt;; 40&gt;; 41, ; 42[ ; 43 ] ; 44( ; 45) ;</text:p>
          </table:table-cell>
          <table:table-cell table:number-columns-repeated="1019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&lt;função’&gt;</text:p>
          </table:table-cell>
          <table:table-cell table:style-name="ce2" office:value-type="string" calcext:value-type="string">
            <text:p>ε </text:p>
          </table:table-cell>
          <table:table-cell table:style-name="ce2" office:value-type="string" calcext:value-type="string">
            <text:p>push(ε??)</text:p>
          </table:table-cell>
          <table:table-cell table:style-name="ce5" office:value-type="string" calcext:value-type="string">
            <text:p>//estado 51 é o fim de palavra ($)</text:p>
            <text:p/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&lt;função’&gt;</text:p>
          </table:table-cell>
          <table:table-cell table:style-name="ce2" office:value-type="string" calcext:value-type="string">
            <text:p>&lt;params&gt;</text:p>
          </table:table-cell>
          <table:table-cell table:style-name="ce2" office:value-type="string" calcext:value-type="string">
            <text:p>push(68);</text:p>
          </table:table-cell>
          <table:table-cell office:value-type="string" calcext:value-type="string">
            <text:p>//estado 52 é o fim da entrada (#)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&lt;params&gt;</text:p>
          </table:table-cell>
          <table:table-cell table:style-name="ce2" office:value-type="string" calcext:value-type="string">
            <text:p>&lt;id&gt;&lt;params’&gt;</text:p>
          </table:table-cell>
          <table:table-cell table:style-name="ce2" office:value-type="string" calcext:value-type="string">
            <text:p>push(93); push(69*);</text:p>
          </table:table-cell>
          <table:table-cell table:number-columns-repeated="102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&lt;params’&gt;</text:p>
          </table:table-cell>
          <table:table-cell table:style-name="ce2" office:value-type="string" calcext:value-type="string">
            <text:p>ε</text:p>
          </table:table-cell>
          <table:table-cell table:style-name="ce2" office:value-type="string" calcext:value-type="string">
            <text:p>push(ε??)</text:p>
          </table:table-cell>
          <table:table-cell table:number-columns-repeated="102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&lt;params’&gt;</text:p>
          </table:table-cell>
          <table:table-cell table:style-name="ce2" office:value-type="string" calcext:value-type="string">
            <text:p>,&lt;params&gt;</text:p>
          </table:table-cell>
          <table:table-cell table:style-name="ce2" office:value-type="string" calcext:value-type="string">
            <text:p>push(41); push(68);</text:p>
          </table:table-cell>
          <table:table-cell table:number-columns-repeated="102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&lt;corpo&gt;</text:p>
          </table:table-cell>
          <table:table-cell table:style-name="ce2" office:value-type="string" calcext:value-type="string">
            <text:p>if[&lt;cond&gt;,&lt;corpo&gt;,&lt;corpo&gt;]</text:p>
          </table:table-cell>
          <table:table-cell table:style-name="ce2" office:value-type="string" calcext:value-type="string">
            <text:p>push(47); push(42) push(87)push(41) push(71*)push(41)push(71*)push(43)</text:p>
          </table:table-cell>
          <table:table-cell table:number-columns-repeated="102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&lt;corpo&gt;</text:p>
          </table:table-cell>
          <table:table-cell table:style-name="ce2" office:value-type="string" calcext:value-type="string">
            <text:p>&lt;id&gt;[&lt;corpo’&gt;]</text:p>
          </table:table-cell>
          <table:table-cell table:style-name="ce2" office:value-type="string" calcext:value-type="string">
            <text:p>push(93); push(42); push(73*); push(43);</text:p>
          </table:table-cell>
          <table:table-cell table:number-columns-repeated="102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&lt;corpo’&gt;</text:p>
          </table:table-cell>
          <table:table-cell table:style-name="ce2" office:value-type="string" calcext:value-type="string">
            <text:p>ε</text:p>
          </table:table-cell>
          <table:table-cell table:style-name="ce2" office:value-type="string" calcext:value-type="string">
            <text:p>push(ε??)</text:p>
          </table:table-cell>
          <table:table-cell table:number-columns-repeated="102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&lt;corpo’&gt;</text:p>
          </table:table-cell>
          <table:table-cell table:style-name="ce2" office:value-type="string" calcext:value-type="string">
            <text:p>&lt;args&gt;</text:p>
          </table:table-cell>
          <table:table-cell table:style-name="ce2" office:value-type="string" calcext:value-type="string">
            <text:p>push(75);</text:p>
          </table:table-cell>
          <table:table-cell table:number-columns-repeated="102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&lt;args&gt;</text:p>
          </table:table-cell>
          <table:table-cell table:style-name="ce2" office:value-type="string" calcext:value-type="string">
            <text:p>&lt;arg&gt;&lt;args’&gt;</text:p>
          </table:table-cell>
          <table:table-cell table:style-name="ce2" office:value-type="string" calcext:value-type="string">
            <text:p>push(74); push(76*);</text:p>
          </table:table-cell>
          <table:table-cell table:number-columns-repeated="102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&lt;args’&gt;</text:p>
          </table:table-cell>
          <table:table-cell table:style-name="ce2" office:value-type="string" calcext:value-type="string">
            <text:p>ε</text:p>
          </table:table-cell>
          <table:table-cell table:style-name="ce2" office:value-type="string" calcext:value-type="string">
            <text:p>push(ε??)</text:p>
          </table:table-cell>
          <table:table-cell table:number-columns-repeated="102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&lt;args’&gt;</text:p>
          </table:table-cell>
          <table:table-cell table:style-name="ce2" office:value-type="string" calcext:value-type="string">
            <text:p>,&lt;args&gt;</text:p>
          </table:table-cell>
          <table:table-cell table:style-name="ce2" office:value-type="string" calcext:value-type="string">
            <text:p>push(41); push(75);</text:p>
          </table:table-cell>
          <table:table-cell table:number-columns-repeated="102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&lt;arg&gt;</text:p>
          </table:table-cell>
          <table:table-cell table:style-name="ce2" office:value-type="string" calcext:value-type="string">
            <text:p>&lt;exp&gt;</text:p>
          </table:table-cell>
          <table:table-cell table:style-name="ce2" office:value-type="string" calcext:value-type="string">
            <text:p>push(80);</text:p>
          </table:table-cell>
          <table:table-cell table:number-columns-repeated="102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&lt;arg&gt;</text:p>
          </table:table-cell>
          <table:table-cell table:style-name="ce2" office:value-type="string" calcext:value-type="string">
            <text:p>&lt;corpo&gt;</text:p>
          </table:table-cell>
          <table:table-cell table:style-name="ce2" office:value-type="string" calcext:value-type="string">
            <text:p>push(71*);</text:p>
          </table:table-cell>
          <table:table-cell table:number-columns-repeated="102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&lt;exp&gt;</text:p>
          </table:table-cell>
          <table:table-cell table:style-name="ce2" office:value-type="string" calcext:value-type="string">
            <text:p>&lt;num&gt;</text:p>
          </table:table-cell>
          <table:table-cell table:style-name="ce2" office:value-type="string" calcext:value-type="string">
            <text:p>push(94);</text:p>
          </table:table-cell>
          <table:table-cell table:number-columns-repeated="102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&lt;exp&gt;</text:p>
          </table:table-cell>
          <table:table-cell table:style-name="ce2" office:value-type="string" calcext:value-type="string">
            <text:p><text:s/>&lt;id&gt;</text:p>
          </table:table-cell>
          <table:table-cell table:style-name="ce2" office:value-type="string" calcext:value-type="string">
            <text:p>push(93);</text:p>
          </table:table-cell>
          <table:table-cell table:number-columns-repeated="102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&lt;exp&gt;</text:p>
          </table:table-cell>
          <table:table-cell table:style-name="ce2" office:value-type="string" calcext:value-type="string">
            <text:p>&lt;exp&gt;&lt;exp’&gt;</text:p>
          </table:table-cell>
          <table:table-cell table:style-name="ce2" office:value-type="string" calcext:value-type="string">
            <text:p>push(82); push(83); </text:p>
          </table:table-cell>
          <table:table-cell table:number-columns-repeated="102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&lt;exp’&gt;</text:p>
          </table:table-cell>
          <table:table-cell table:style-name="ce2" office:value-type="string" calcext:value-type="string">
            <text:p>&lt;exp&gt;&lt;exp’’&gt;</text:p>
          </table:table-cell>
          <table:table-cell table:style-name="ce2" office:value-type="string" calcext:value-type="string">
            <text:p>push(82); push(84*); </text:p>
          </table:table-cell>
          <table:table-cell table:number-columns-repeated="102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&lt;exp’’&gt;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push(36);</text:p>
          </table:table-cell>
          <table:table-cell table:number-columns-repeated="102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&lt;exp’’&gt;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ush(37);</text:p>
          </table:table-cell>
          <table:table-cell table:number-columns-repeated="102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&lt;exp&gt;</text:p>
          </table:table-cell>
          <table:table-cell table:style-name="ce2" office:value-type="string" calcext:value-type="string">
            <text:p>&lt;corpo&gt;</text:p>
          </table:table-cell>
          <table:table-cell table:style-name="ce2" office:value-type="string" calcext:value-type="string">
            <text:p>push(72);</text:p>
          </table:table-cell>
          <table:table-cell table:number-columns-repeated="102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&lt;cond&gt;</text:p>
          </table:table-cell>
          <table:table-cell table:style-name="ce2" office:value-type="string" calcext:value-type="string">
            <text:p>&lt;exp&gt;&lt;exp&gt;&lt;cond’&gt;</text:p>
          </table:table-cell>
          <table:table-cell table:style-name="ce2" office:value-type="string" calcext:value-type="string">
            <text:p>push(82); push(82); push(88*);</text:p>
          </table:table-cell>
          <table:table-cell table:number-columns-repeated="102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&lt;cond’&gt;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push(40);</text:p>
          </table:table-cell>
          <table:table-cell table:number-columns-repeated="102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&lt;cond’&gt;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push(38);</text:p>
          </table:table-cell>
          <table:table-cell table:number-columns-repeated="102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&lt;cond’&gt;</text:p>
          </table:table-cell>
          <table:table-cell table:style-name="ce2" office:value-type="string" calcext:value-type="string">
            <text:p>&lt;cond’’</text:p>
          </table:table-cell>
          <table:table-cell table:style-name="ce2" office:value-type="string" calcext:value-type="string">
            <text:p>push(39);push(91*);</text:p>
          </table:table-cell>
          <table:table-cell table:number-columns-repeated="102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&lt;cond’’&gt;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push(40);</text:p>
          </table:table-cell>
          <table:table-cell table:number-columns-repeated="102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&lt;cond’’&gt;</text:p>
          </table:table-cell>
          <table:table-cell table:style-name="ce2" office:value-type="string" calcext:value-type="string">
            <text:p><text:s/>ε</text:p>
          </table:table-cell>
          <table:table-cell table:style-name="ce2" office:value-type="string" calcext:value-type="string">
            <text:p>push(ε??)</text:p>
          </table:table-cell>
          <table:table-cell table:number-columns-repeated="102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&lt;id&gt;</text:p>
          </table:table-cell>
          <table:table-cell table:style-name="ce2" office:value-type="string" calcext:value-type="string">
            <text:p>&lt;letra&gt;&lt;seqsimb&gt;$</text:p>
          </table:table-cell>
          <table:table-cell table:style-name="ce2" office:value-type="string" calcext:value-type="string">
            <text:p>push(97); push(99*);push(51);  </text:p>
          </table:table-cell>
          <table:table-cell table:number-columns-repeated="102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&lt;num&gt;</text:p>
          </table:table-cell>
          <table:table-cell table:style-name="ce2" office:value-type="string" calcext:value-type="string">
            <text:p>&lt;digito&gt;&lt;num’&gt;</text:p>
          </table:table-cell>
          <table:table-cell table:style-name="ce2" office:value-type="string" calcext:value-type="string">
            <text:p>push(98); push(95*); </text:p>
          </table:table-cell>
          <table:table-cell table:number-columns-repeated="102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&lt;num’&gt;</text:p>
          </table:table-cell>
          <table:table-cell table:style-name="ce2" office:value-type="string" calcext:value-type="string">
            <text:p>ε</text:p>
          </table:table-cell>
          <table:table-cell table:style-name="ce2" office:value-type="string" calcext:value-type="string">
            <text:p>push(ε??)</text:p>
          </table:table-cell>
          <table:table-cell table:number-columns-repeated="102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&lt;num’&gt;</text:p>
          </table:table-cell>
          <table:table-cell table:style-name="ce2" office:value-type="string" calcext:value-type="string">
            <text:p>&lt;num&gt;$</text:p>
          </table:table-cell>
          <table:table-cell table:style-name="ce2" office:value-type="string" calcext:value-type="string">
            <text:p>push(94);push(51); <text:s/></text:p>
          </table:table-cell>
          <table:table-cell table:number-columns-repeated="102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&lt;letra&gt;</text:p>
          </table:table-cell>
          <table:table-cell table:style-name="ce2" office:value-type="string" calcext:value-type="string">
            <text:p>a|b|c|d|e|f|g|h|i|j|k|l|m|n|o|p|q|r|s|t|u|v|w|x|y|z</text:p>
          </table:table-cell>
          <table:table-cell table:style-name="ce2" office:value-type="string" calcext:value-type="string">
            <text:p>push(a-z) // se for esse o caso consumir entrada até achar o caractere de fim de palavra</text:p>
          </table:table-cell>
          <table:table-cell table:number-columns-repeated="102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&lt;digito&gt;</text:p>
          </table:table-cell>
          <table:table-cell table:style-name="ce2" office:value-type="string" calcext:value-type="string">
            <text:p>0|1|2|3|4|5|6|7|8|9</text:p>
          </table:table-cell>
          <table:table-cell table:style-name="ce2" office:value-type="string" calcext:value-type="string">
            <text:p>push(0-9)// se for esse o caso consumir entrada até achar o caractere de fim de palavra</text:p>
          </table:table-cell>
          <table:table-cell table:number-columns-repeated="102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&lt;seqsimb&gt;</text:p>
          </table:table-cell>
          <table:table-cell table:style-name="ce2" office:value-type="string" calcext:value-type="string">
            <text:p>ε</text:p>
          </table:table-cell>
          <table:table-cell table:style-name="ce2" office:value-type="string" calcext:value-type="string">
            <text:p>push(ε??)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&lt;seqsimb&gt;</text:p>
          </table:table-cell>
          <table:table-cell table:style-name="ce2" office:value-type="string" calcext:value-type="string">
            <text:p>&lt;letra&gt;&lt;seqsimb&gt;$</text:p>
          </table:table-cell>
          <table:table-cell table:style-name="ce2" office:value-type="string" calcext:value-type="string">
            <text:p>push(97); push(99*);push(51);  </text:p>
          </table:table-cell>
          <table:table-cell table:number-columns-repeated="102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&lt;seqsimb&gt;</text:p>
          </table:table-cell>
          <table:table-cell table:style-name="ce2" office:value-type="string" calcext:value-type="string">
            <text:p>&lt;digito&gt;&lt;seqsimb&gt;$</text:p>
          </table:table-cell>
          <table:table-cell table:style-name="ce2" office:value-type="string" calcext:value-type="string">
            <text:p>push(98); push(99*);push(51); <text:s/></text:p>
          </table:table-cell>
          <table:table-cell table:number-columns-repeated="1020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/>
    <meta:creation-date>2018-07-15T06:02:25Z</meta:creation-date>
    <dc:date>2018-07-15T04:00:24.504038722</dc:date>
    <meta:editing-duration>PT1M59S</meta:editing-duration>
    <meta:editing-cycles>1</meta:editing-cycles>
    <meta:document-statistic meta:table-count="1" meta:cell-count="180" meta:object-count="0"/>
  </office:meta>
</office:document-meta>
</file>